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lkové pořadí v Sérii</text:p>
      <text:p text:style-name="Standard">Hatala Ondrej 87 + BYE</text:p>
      <text:p text:style-name="Standard">Lukes Martin 78 + BYE</text:p>
      <text:p text:style-name="Standard">Morave Jiri 69</text:p>
      <text:p text:style-name="Standard">Vsiansky Martin 67</text:p>
      <text:p text:style-name="Standard">Vojtech Mraz 67</text:p>
      <text:p text:style-name="Standard">Mikulik Jiri 61</text:p>
      <text:p text:style-name="Standard">Zuskac Jan 59</text:p>
      <text:p text:style-name="Standard">Pavlicek Lukas 58</text:p>
      <text:p text:style-name="Standard">Nietsche Jiri 54</text:p>
      <text:p text:style-name="Standard">Novak Daniel 54</text:p>
      <text:p text:style-name="Standard">Cilik Karol 50 + Bye</text:p>
      <text:p text:style-name="Standard">Lukas Kraft 50</text:p>
      <text:p text:style-name="Standard">Adler Patrik 47</text:p>
      <text:p text:style-name="Standard">Krejci Petr 45</text:p>
      <text:p text:style-name="Standard">Truksa Miroslav 42</text:p>
      <text:p text:style-name="Standard">Pinos Jiri 38</text:p>
      <text:p text:style-name="Standard">Hrebejk Michal 35 + BYE</text:p>
      <text:p text:style-name="Standard">Kvapil Zdenek 34</text:p>
      <text:p text:style-name="Standard">Zidek Arnost 33 + BYE</text:p>
      <text:p text:style-name="Standard">Sury Zdenek 31</text:p>
      <text:p text:style-name="Standard">Josek Rostislav 31</text:p>
      <text:p text:style-name="Standard">Valenta Ondrej 29</text:p>
      <text:p text:style-name="Standard">Martinek Petr 28 + BYE</text:p>
      <text:p text:style-name="Standard">Vegh Tomas 28 + BYE</text:p>
      <text:p text:style-name="Standard">Spacek Pavel 28</text:p>
      <text:p text:style-name="Standard">Pietrika Martin 26</text:p>
      <text:p text:style-name="Standard">Vician Laszlo 26 + BYE</text:p>
      <text:p text:style-name="Standard">Trnobransky Karel 25</text:p>
      <text:p text:style-name="Standard">Vasicek Martin 25</text:p>
      <text:p text:style-name="Standard">Bliznak Jara 23</text:p>
      <text:p text:style-name="Standard">Loucka Lada 23</text:p>
      <text:p text:style-name="Standard">Cinke Josef 22</text:p>
      <text:p text:style-name="Standard">Douda Ondrej 22</text:p>
      <text:p text:style-name="Standard">Varady Balasz 22</text:p>
      <text:p text:style-name="Standard">Siska Michal 21</text:p>
      <text:p text:style-name="Standard">Nouzovsky Zdenko 20</text:p>
      <text:p text:style-name="Standard">Turan Matej 18</text:p>
      <text:p text:style-name="Standard">Karban Jaroslav 17</text:p>
      <text:p text:style-name="Standard">Rexa Martin 17</text:p>
      <text:p text:style-name="Standard">Podlaha Martin 16</text:p>
      <text:p text:style-name="Standard">Zahradnicky Tomas 15</text:p>
      <text:p text:style-name="Standard">Brodzak Michal 14</text:p>
      <text:p text:style-name="Standard">Ronyak Laszlo 14</text:p>
      <text:p text:style-name="Standard">Kukla Martin 13</text:p>
      <text:p text:style-name="Standard">Sametivy Martin 13</text:p>
      <text:p text:style-name="Standard">Arcimovic Martin 12</text:p>
      <text:p text:style-name="Standard">Jurkovic Robert 12</text:p>
      <text:p text:style-name="Standard">Pospisil Jakub 12</text:p>
      <text:p text:style-name="Standard">Pinc Pavel 12</text:p>
      <text:p text:style-name="Standard">Frait Frantisek 11</text:p>
      <text:p text:style-name="Standard">Vojta Musil 11</text:p>
      <text:p text:style-name="Standard">Vevoda Zdenek 10</text:p>
      <text:p text:style-name="Standard">Feher Attila 9</text:p>
      <text:p text:style-name="Standard">Okurek Martin 9</text:p>
      <text:p text:style-name="Standard">Odvarka Jan 8</text:p>
      <text:p text:style-name="Standard">Szilvassy Attila 8</text:p>
      <text:p text:style-name="Standard">Weber Antonin 8</text:p>
      <text:p text:style-name="Standard">Stencl Adam 8</text:p>
      <text:p text:style-name="Standard">Vencel Marian 8</text:p>
      <text:p text:style-name="Standard">Samuelcik Martin 7</text:p>
      <text:p text:style-name="Standard">Skrabal Michal 7</text:p>
      <text:p text:style-name="Standard">Leitgeb Vladimir 6</text:p>
      <text:p text:style-name="Standard">Chodak Michal 5</text:p>
      <text:p text:style-name="Standard">Dobisik Ondrej 5</text:p>
      <text:p text:style-name="Standard">Kopecky Lukas 4</text:p>
      <text:p text:style-name="Standard">Stoklasa Michal 4</text:p>
      <text:p text:style-name="Standard">Sulik Pavel 4</text:p>
      <text:p text:style-name="Standard">Bele Tomas 3</text:p>
      <text:p text:style-name="Standard">Csmos Janos 3</text:p>
      <text:p text:style-name="Standard">Martinec Jan 3</text:p>
      <text:p text:style-name="Standard">Brinek Pavel 2</text:p>
      <text:p text:style-name="Standard">Kadlec Radek 2</text:p>
      <text:p text:style-name="Standard">Bachorik Milan 1</text:p>
      <text:p text:style-name="Standard">Chudoba Nicolas 1</text:p>
      <text:p text:style-name="Standard">Bures Martin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01T15:21:07</meta:creation-date>
    <dc:date>2007-08-01T15:47:42</dc:date>
    <dc:language>cs-CZ</dc:language>
    <meta:editing-cycles>2</meta:editing-cycles>
    <meta:editing-duration>PT6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6" meta:word-count="237" meta:character-count="1241"/>
  </office:meta>
</office:document-meta>
</file>